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ueds 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que la tailel de la clique la plus grande</text:span></text:p>
                  </text:list-item>
                </text:list>
              </text:list-item>
              <text:list-item>
                <text:p text:style-name="P7"><text:span text:style-name="T3">Trouver si un graphe est k-coloriable revient à verifier (PROUVER) qui 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x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3-19T17:53:17.603180775</dc:date>
    <meta:editing-duration>PT1M26S</meta:editing-duration>
    <meta:editing-cycles>2</meta:editing-cycles>
    <meta:document-statistic meta:object-count="44"/>
  </office:meta>
</office:document-meta>
</file>